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fce12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94369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a4e23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b44da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d9dd6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eeb71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4db21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049d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85b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8e03a6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97c649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d533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f11c1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04afe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21d1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38ffe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04afe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2f5dc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669640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688c92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669640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ee98b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688c92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762bd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9af88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ba460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cfb2c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d3c2e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2dbe4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073d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34d3d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2a6089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bff4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688c92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7d64b3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8518b0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87118c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5e6873" officeooo:paragraph-rsid="005e6873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5e6873" officeooo:paragraph-rsid="0061fae7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894298" officeooo:paragraph-rsid="00894298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894298" officeooo:paragraph-rsid="0089fb57" fo:background-color="transparent" style:font-name-asian="Liberation Serif" style:font-name-complex="Liberation Serif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239f5" officeooo:paragraph-rsid="009239f5" fo:background-color="transparent" style:font-name-asian="Liberation Serif" style:font-name-complex="Liberation Serif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c1aad" officeooo:paragraph-rsid="009c1aad" fo:background-color="transparent" style:font-name-asian="Liberation Serif" style:font-name-complex="Liberation Serif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c1aad" officeooo:paragraph-rsid="009c89ce" fo:background-color="transparent" style:font-name-asian="Liberation Serif" style:font-name-complex="Liberation Serif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d75e9" officeooo:paragraph-rsid="009d75e9" fo:background-color="transparent" style:font-name-asian="Liberation Serif" style:font-name-complex="Liberation Serif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a3db68" officeooo:paragraph-rsid="00a3db68" fo:background-color="transparent" style:font-name-asian="Liberation Serif" style:font-name-complex="Liberation Serif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a56780" officeooo:paragraph-rsid="00a56780" fo:background-color="transparent" style:font-name-asian="Liberation Serif" style:font-name-complex="Liberation Serif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aa84d3" officeooo:paragraph-rsid="00aa84d3" fo:background-color="transparent" style:font-name-asian="Liberation Serif" style:font-name-complex="Liberation Serif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ff4dd" officeooo:paragraph-rsid="009ff4dd" fo:background-color="transparent" style:font-name-asian="Liberation Serif" style:font-name-complex="Liberation Serif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ac7732" officeooo:paragraph-rsid="00ac7732" fo:background-color="transparent" style:font-name-asian="Liberation Serif" style:font-name-complex="Liberation Serif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b04dfd" officeooo:paragraph-rsid="00b04dfd" fo:background-color="transparent" style:font-name-asian="Liberation Serif" style:font-name-complex="Liberation Serif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b58058" officeooo:paragraph-rsid="00b58058" fo:background-color="transparent" style:font-name-asian="Liberation Serif" style:font-name-complex="Liberation Serif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b58058" officeooo:paragraph-rsid="00b6957f" fo:background-color="transparent" style:font-name-asian="Liberation Serif" style:font-name-complex="Liberation Serif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b80f9f" officeooo:paragraph-rsid="00b9c44e" fo:background-color="transparent" style:font-name-asian="Liberation Serif" style:font-name-complex="Liberation Serif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c084fb" officeooo:paragraph-rsid="00c084fb" fo:background-color="transparent" style:font-name-asian="Liberation Serif" style:font-name-complex="Liberation Serif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c2239f" officeooo:paragraph-rsid="00c2239f" fo:background-color="transparent" style:font-name-asian="Liberation Serif" style:font-name-complex="Liberation Serif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c38f7c" officeooo:paragraph-rsid="00c38f7c" fo:background-color="transparent" style:font-name-asian="Liberation Serif" style:font-name-complex="Liberation Serif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b9c44e" officeooo:paragraph-rsid="00b9c44e" fo:background-color="transparent" style:font-name-asian="Liberation Serif" style:font-name-complex="Liberation Serif"/>
    </style:style>
    <style:style style:name="T1" style:family="text">
      <style:text-properties officeooo:rsid="000b1bf4"/>
    </style:style>
    <style:style style:name="T2" style:family="text">
      <style:text-properties officeooo:rsid="000c22ab"/>
    </style:style>
    <style:style style:name="T3" style:family="text">
      <style:text-properties officeooo:rsid="000c6853"/>
    </style:style>
    <style:style style:name="T4" style:family="text">
      <style:text-properties officeooo:rsid="000fce12"/>
    </style:style>
    <style:style style:name="T5" style:family="text">
      <style:text-properties officeooo:rsid="00143db4"/>
    </style:style>
    <style:style style:name="T6" style:family="text">
      <style:text-properties officeooo:rsid="00194369"/>
    </style:style>
    <style:style style:name="T7" style:family="text">
      <style:text-properties officeooo:rsid="001dd533"/>
    </style:style>
    <style:style style:name="T8" style:family="text">
      <style:text-properties officeooo:rsid="001f11c1"/>
    </style:style>
    <style:style style:name="T9" style:family="text">
      <style:text-properties officeooo:rsid="00204afe"/>
    </style:style>
    <style:style style:name="T10" style:family="text">
      <style:text-properties officeooo:rsid="00221d19"/>
    </style:style>
    <style:style style:name="T11" style:family="text">
      <style:text-properties officeooo:rsid="0022f5dc"/>
    </style:style>
    <style:style style:name="T12" style:family="text">
      <style:text-properties officeooo:rsid="00272da2"/>
    </style:style>
    <style:style style:name="T13" style:family="text">
      <style:text-properties officeooo:rsid="00281eac"/>
    </style:style>
    <style:style style:name="T14" style:family="text">
      <style:text-properties officeooo:rsid="0029b6cb"/>
    </style:style>
    <style:style style:name="T15" style:family="text">
      <style:text-properties officeooo:rsid="0029de40"/>
    </style:style>
    <style:style style:name="T16" style:family="text">
      <style:text-properties officeooo:rsid="002c1726"/>
    </style:style>
    <style:style style:name="T17" style:family="text">
      <style:text-properties officeooo:rsid="002d760c"/>
    </style:style>
    <style:style style:name="T18" style:family="text">
      <style:text-properties officeooo:rsid="00301b87"/>
    </style:style>
    <style:style style:name="T19" style:family="text">
      <style:text-properties officeooo:rsid="0031bfac"/>
    </style:style>
    <style:style style:name="T20" style:family="text">
      <style:text-properties officeooo:rsid="003762bd"/>
    </style:style>
    <style:style style:name="T21" style:family="text">
      <style:text-properties officeooo:rsid="0039af88"/>
    </style:style>
    <style:style style:name="T22" style:family="text">
      <style:text-properties officeooo:rsid="003f38c4"/>
    </style:style>
    <style:style style:name="T23" style:family="text">
      <style:text-properties officeooo:rsid="00417ba1"/>
    </style:style>
    <style:style style:name="T24" style:family="text">
      <style:text-properties officeooo:rsid="00434d3d"/>
    </style:style>
    <style:style style:name="T25" style:family="text">
      <style:text-properties officeooo:rsid="00437f9a"/>
    </style:style>
    <style:style style:name="T26" style:family="text">
      <style:text-properties officeooo:rsid="004a4e23"/>
    </style:style>
    <style:style style:name="T27" style:family="text">
      <style:text-properties officeooo:rsid="004b44da"/>
    </style:style>
    <style:style style:name="T28" style:family="text">
      <style:text-properties officeooo:rsid="004c4d0d"/>
    </style:style>
    <style:style style:name="T29" style:family="text">
      <style:text-properties officeooo:rsid="004c6b85"/>
    </style:style>
    <style:style style:name="T30" style:family="text">
      <style:text-properties officeooo:rsid="0054db21"/>
    </style:style>
    <style:style style:name="T31" style:family="text">
      <style:text-properties officeooo:rsid="0056cbca"/>
    </style:style>
    <style:style style:name="T32" style:family="text">
      <style:text-properties officeooo:rsid="00579bd2"/>
    </style:style>
    <style:style style:name="T33" style:family="text">
      <style:text-properties officeooo:rsid="0058a7d0"/>
    </style:style>
    <style:style style:name="T34" style:family="text">
      <style:text-properties officeooo:rsid="005c049d"/>
    </style:style>
    <style:style style:name="T35" style:family="text">
      <style:text-properties officeooo:rsid="005c85b7"/>
    </style:style>
    <style:style style:name="T36" style:family="text">
      <style:text-properties officeooo:rsid="005ff94b"/>
    </style:style>
    <style:style style:name="T37" style:family="text">
      <style:text-properties officeooo:rsid="00605e6e"/>
    </style:style>
    <style:style style:name="T38" style:family="text">
      <style:text-properties officeooo:rsid="0061fae7"/>
    </style:style>
    <style:style style:name="T39" style:family="text">
      <style:text-properties officeooo:rsid="001d1ffa"/>
    </style:style>
    <style:style style:name="T40" style:family="text">
      <style:text-properties officeooo:rsid="0063c472"/>
    </style:style>
    <style:style style:name="T41" style:family="text">
      <style:text-properties officeooo:rsid="0065bb9a"/>
    </style:style>
    <style:style style:name="T42" style:family="text">
      <style:text-properties officeooo:rsid="006a89c3"/>
    </style:style>
    <style:style style:name="T43" style:family="text">
      <style:text-properties officeooo:rsid="006c0cbb"/>
    </style:style>
    <style:style style:name="T44" style:family="text">
      <style:text-properties officeooo:rsid="006e043a"/>
    </style:style>
    <style:style style:name="T45" style:family="text">
      <style:text-properties officeooo:rsid="006f553c"/>
    </style:style>
    <style:style style:name="T46" style:family="text">
      <style:text-properties officeooo:rsid="007150f3"/>
    </style:style>
    <style:style style:name="T47" style:family="text">
      <style:text-properties officeooo:rsid="007297ce"/>
    </style:style>
    <style:style style:name="T48" style:family="text">
      <style:text-properties officeooo:rsid="007396a3"/>
    </style:style>
    <style:style style:name="T49" style:family="text">
      <style:text-properties officeooo:rsid="0074ca7c"/>
    </style:style>
    <style:style style:name="T50" style:family="text">
      <style:text-properties officeooo:rsid="00773a3e"/>
    </style:style>
    <style:style style:name="T51" style:family="text">
      <style:text-properties officeooo:rsid="007925b9"/>
    </style:style>
    <style:style style:name="T52" style:family="text">
      <style:text-properties officeooo:rsid="007a9968"/>
    </style:style>
    <style:style style:name="T53" style:family="text">
      <style:text-properties officeooo:rsid="007a99bb"/>
    </style:style>
    <style:style style:name="T54" style:family="text">
      <style:text-properties officeooo:rsid="007af607"/>
    </style:style>
    <style:style style:name="T55" style:family="text">
      <style:text-properties officeooo:rsid="007bafcd"/>
    </style:style>
    <style:style style:name="T56" style:family="text">
      <style:text-properties officeooo:rsid="007bf46d"/>
    </style:style>
    <style:style style:name="T57" style:family="text">
      <style:text-properties officeooo:rsid="007e2819"/>
    </style:style>
    <style:style style:name="T58" style:family="text">
      <style:text-properties officeooo:rsid="00832f7e"/>
    </style:style>
    <style:style style:name="T59" style:family="text">
      <style:text-properties officeooo:rsid="00842ab1"/>
    </style:style>
    <style:style style:name="T60" style:family="text">
      <style:text-properties officeooo:rsid="0087118c"/>
    </style:style>
    <style:style style:name="T61" style:family="text">
      <style:text-properties officeooo:rsid="0089fb57"/>
    </style:style>
    <style:style style:name="T62" style:family="text">
      <style:text-properties officeooo:rsid="008bf680"/>
    </style:style>
    <style:style style:name="T63" style:family="text">
      <style:text-properties officeooo:rsid="008e03a6"/>
    </style:style>
    <style:style style:name="T64" style:family="text">
      <style:text-properties officeooo:rsid="008ee70f"/>
    </style:style>
    <style:style style:name="T65" style:family="text">
      <style:text-properties officeooo:rsid="0090011e"/>
    </style:style>
    <style:style style:name="T66" style:family="text">
      <style:text-properties officeooo:rsid="0091870f"/>
    </style:style>
    <style:style style:name="T67" style:family="text">
      <style:text-properties officeooo:rsid="00934e8e"/>
    </style:style>
    <style:style style:name="T68" style:family="text">
      <style:text-properties officeooo:rsid="009c89ce"/>
    </style:style>
    <style:style style:name="T69" style:family="text">
      <style:text-properties officeooo:rsid="009e7b27"/>
    </style:style>
    <style:style style:name="T70" style:family="text">
      <style:text-properties officeooo:rsid="00a0ab6a"/>
    </style:style>
    <style:style style:name="T71" style:family="text">
      <style:text-properties officeooo:rsid="00a73554"/>
    </style:style>
    <style:style style:name="T72" style:family="text">
      <style:text-properties officeooo:rsid="00a74791"/>
    </style:style>
    <style:style style:name="T73" style:family="text">
      <style:text-properties officeooo:rsid="00a8d65a"/>
    </style:style>
    <style:style style:name="T74" style:family="text">
      <style:text-properties officeooo:rsid="00aa84d3"/>
    </style:style>
    <style:style style:name="T75" style:family="text">
      <style:text-properties officeooo:rsid="00ab1330"/>
    </style:style>
    <style:style style:name="T76" style:family="text">
      <style:text-properties officeooo:rsid="00b08629"/>
    </style:style>
    <style:style style:name="T77" style:family="text">
      <style:text-properties officeooo:rsid="00b1ed5d"/>
    </style:style>
    <style:style style:name="T78" style:family="text">
      <style:text-properties officeooo:rsid="00b7f118"/>
    </style:style>
    <style:style style:name="T79" style:family="text">
      <style:text-properties officeooo:rsid="00b9c44e"/>
    </style:style>
    <style:style style:name="T80" style:family="text">
      <style:text-properties officeooo:rsid="00c239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Modelo Fisico</text:p>
      <text:p text:style-name="P1">4.1 Scripts SQL</text:p>
      <text:p text:style-name="P60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3"><text:tab/><text:span text:style-name="T6">CONSTRAINT PKPessoa </text:span>PRIMARY KEY(cpf)</text:p>
      <text:p text:style-name="P1"><text:tab/>);</text:p>
      <text:p text:style-name="P60"/>
      <text:p text:style-name="P1">Criando a relação Funcionario</text:p>
      <text:p text:style-name="P1"><text:tab/>CREATE TABLE Funcionario(</text:p>
      <text:p text:style-name="P1"><text:tab/>cpfPessoa VARCHAR(20),</text:p>
      <text:p text:style-name="P1"><text:tab/>cargo VARCHAR(20) NOT NULL,</text:p>
      <text:p text:style-name="P1"><text:tab/>dataAdmissao DATE NOT NULL,</text:p>
      <text:p text:style-name="P1"><text:tab/>rua VARCHAR(100) NOT NULL,</text:p>
      <text:p text:style-name="P1"><text:tab/>bairro VARCHAR(100) NOT NULL,</text:p>
      <text:p text:style-name="P1"><text:tab/>cidade VARCHAR(<text:span text:style-name="T1">100</text:span>) NOT NULL,</text:p>
      <text:p text:style-name="P1"><text:tab/>status VARCHAR(20) NOT NULL,</text:p>
      <text:p text:style-name="P3"><text:tab/><text:span text:style-name="T6">CONSTRAINT PKFuncionario </text:span>PRIMARY KEY (cpfPessoa),</text:p>
      <text:p text:style-name="P3"><text:tab/><text:span text:style-name="T6">CONSTRAINT FKFuncionario</text:span> FOREIGN KEY(cpfPessoa) REFERENCES Pessoa(<text:span text:style-name="T2">CPF</text:span>),</text:p>
      <text:p text:style-name="P1"><text:tab/><text:span text:style-name="T6">)</text:span>;</text:p>
      <text:p text:style-name="P60"/>
      <text:p text:style-name="P1">Criando a relação Cliente</text:p>
      <text:p text:style-name="P1"><text:tab/>CREATE TABLE Cliente(</text:p>
      <text:p text:style-name="P1"><text:tab/>CPFPessoa VARCHAR(20),</text:p>
      <text:p text:style-name="P1"><text:tab/>Email VARCHAR(<text:span text:style-name="T3">100</text:span>) NOT NULL UNIQUE,</text:p>
      <text:p text:style-name="P3"><text:tab/><text:span text:style-name="T6">CONSTRAINT PKCliente </text:span>PRIMARY KEY(CPFPessoa),</text:p>
      <text:p text:style-name="P3"><text:tab/><text:span text:style-name="T6">CONSTRAINT FKCliente </text:span>FOREIGN KEY(CPFPessoa) REFERENCES Pessoa(CPF)</text:p>
      <text:p text:style-name="P1"><text:tab/>);</text:p>
      <text:p text:style-name="P1"/>
      <text:p text:style-name="P4">Criando a relação Despesa</text:p>
      <text:p text:style-name="P4"><text:tab/>CREATE TABLE Despesa(</text:p>
      <text:p text:style-name="P4"><text:tab/>CodDespesa SERIAL,</text:p>
      <text:p text:style-name="P4"><text:tab/>Valor REAL NOT NULL,</text:p>
      <text:p text:style-name="P4"><text:tab/>Data DATE NOT NULL,</text:p>
      <text:p text:style-name="P4"><text:tab/><text:span text:style-name="T6">CONSTRAINT PKDespesa </text:span>PRIMARY KEY(CodDespesa),</text:p>
      <text:p text:style-name="P4"><text:tab/><text:span text:style-name="T5">CONSTRAINT DespPositiva </text:span>CHECK(<text:span text:style-name="T6">Valor</text:span>&gt;0)</text:p>
      <text:p text:style-name="P4"><text:tab/>);</text:p>
      <text:p text:style-name="P60"/>
      <text:p text:style-name="P1">Criando a relação Salario</text:p>
      <text:p text:style-name="P1"><text:tab/>CREATE TABLE Salario(</text:p>
      <text:p text:style-name="P1"><text:tab/><text:span text:style-name="T26">CodSalario SERIAL,</text:span></text:p>
      <text:p text:style-name="P1"><text:tab/>Valor REAL NOT NULL,</text:p>
      <text:p text:style-name="P1"><text:tab/>Data DATE NOT NULL,</text:p>
      <text:p text:style-name="P1"><text:tab/>Funcionario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Salario </text:span>PRIMARY KEY(<text:span text:style-name="T26">CodSalario</text:span>),</text:p>
      <text:p text:style-name="P5"><text:tab/><text:span text:style-name="T6">CONSTRAINT FK1Despesa </text:span>FOREIGN KEY(CodDespesa) REFERENCES <text:tab/>Despesa(CodDespesa)</text:p>
      <text:p text:style-name="P1"><text:soft-page-break/><text:tab/><text:span text:style-name="T27">CONSTRAINT FK2Despesa </text:span>FOREIGN KEY(Funcionario) REFERENCES <text:tab/>Funcionario(CPFPessoa)</text:p>
      <text:p text:style-name="P3"><text:span text:style-name="T5"><text:tab/>CONSTRAINT SalPositivo </text:span>CHECK(<text:span text:style-name="T6">Valor</text:span>&gt;0)</text:p>
      <text:p text:style-name="P1"><text:tab/>);</text:p>
      <text:p text:style-name="P60"/>
      <text:p text:style-name="P1">Criando a relação Fornecedor</text:p>
      <text:p text:style-name="P1"><text:tab/>CREATE TABLE Fornecedor(</text:p>
      <text:p text:style-name="P1"><text:tab/>CNPJ VARCHAR(<text:span text:style-name="T4">2</text:span>0),</text:p>
      <text:p text:style-name="P1"><text:tab/>Nome VARCHAR(<text:span text:style-name="T4">100</text:span>) NOT NULL,</text:p>
      <text:p text:style-name="P1"><text:tab/>Telefone VARCHAR(20) NOT NULL,</text:p>
      <text:p text:style-name="P1"><text:tab/>Cidade VARCHAR(50) NOT NULL,</text:p>
      <text:p text:style-name="P1"><text:tab/>Rua VARCHAR(100) NOT NULL,</text:p>
      <text:p text:style-name="P2"><text:tab/>Bairro VARCHAR(100) NOT NULL,</text:p>
      <text:p text:style-name="P3"><text:tab/><text:span text:style-name="T6">CONSTRAINT PKFornecedor </text:span>PRIMARY KEY(CNPJ),</text:p>
      <text:p text:style-name="P1"><text:tab/>);</text:p>
      <text:p text:style-name="P1"/>
      <text:p text:style-name="P1"/>
      <text:p text:style-name="P1"/>
      <text:p text:style-name="P1"/>
      <text:p text:style-name="P1">Criando a relação Compra</text:p>
      <text:p text:style-name="P1"><text:tab/>CREATE TABLE Compra(</text:p>
      <text:p text:style-name="P1"><text:tab/>CodCompra SERIAL,</text:p>
      <text:p text:style-name="P1"><text:tab/>Valor REAL NOT NULL,</text:p>
      <text:p text:style-name="P1"><text:tab/>Quantidade INT NOT NULL,</text:p>
      <text:p text:style-name="P1"><text:tab/>Data DATE NOT NULL,</text:p>
      <text:p text:style-name="P1"><text:tab/>Fornecedor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Compra </text:span>PRIMARY KEY <text:s/>PRIMARY KEY(CodCompra),</text:p>
      <text:p text:style-name="P1"><text:tab/><text:span text:style-name="T28">CONSTRAINT FK1Compra </text:span>FOREIGN KEY(Fornecedor) REFERENCES <text:tab/>Fornecedor(CNPJ),</text:p>
      <text:p text:style-name="P1"><text:tab/><text:span text:style-name="T28">CONSTRAINT FK2Compra </text:span>FOREIGN KEY(CodDespesa) REFERENCES <text:tab/>Despesa(CodDespesa),</text:p>
      <text:p text:style-name="P3"><text:tab/><text:span text:style-name="T5">CONSTRAINT CompraPositiva </text:span>CHECK(<text:span text:style-name="T6">Valor</text:span>&gt;0)</text:p>
      <text:p text:style-name="P1"><text:tab/>);</text:p>
      <text:p text:style-name="P1"/>
      <text:p text:style-name="P7">Criando a relação Produto</text:p>
      <text:p text:style-name="P7"><text:tab/>CREATE TABLE Produto(</text:p>
      <text:p text:style-name="P7"><text:tab/>Codigo SERIAL,</text:p>
      <text:p text:style-name="P7"><text:tab/>Tamanho VARCHAR(2) NOT NULL,</text:p>
      <text:p text:style-name="P7"><text:tab/>Status VARCHAR(12) NOT NULL,</text:p>
      <text:p text:style-name="P7"><text:tab/>Nome VARCHAR(20) NOT NULL,</text:p>
      <text:p text:style-name="P7"><text:tab/>Preço REAL NOT NULL,</text:p>
      <text:p text:style-name="P7"><text:tab/><text:span text:style-name="T6">CONSTRAINT PKProduto </text:span>PRIMARY KEY <text:span text:style-name="T6">(</text:span>Codigo),</text:p>
      <text:p text:style-name="P7"><text:tab/><text:span text:style-name="T6">CONSTRAINT PrecoPositivo </text:span>CHECK(<text:span text:style-name="T6">Preçor</text:span>&gt;0)</text:p>
      <text:p text:style-name="P7"><text:tab/>);</text:p>
      <text:p text:style-name="P7"/>
      <text:p text:style-name="P1">Criando a relação CompraProduto</text:p>
      <text:p text:style-name="P1"><text:tab/>CREATE TABLE CompraProduto(</text:p>
      <text:p text:style-name="P1"><text:tab/>CodProduto INT,</text:p>
      <text:p text:style-name="P1"><text:tab/>CodCompra INT,</text:p>
      <text:p text:style-name="P3"><text:tab/><text:span text:style-name="T6">CONSTRAINT PKCompraProduto </text:span>PRIMARY KEY(CodProduto, CodCompra),</text:p>
      <text:p text:style-name="P1"><text:soft-page-break/><text:tab/><text:span text:style-name="T29">CONSTRAINT FK1CompraProduto </text:span>FOREIGN KEY(CodProduto) REFERENCES <text:tab/>Produto(Codigo),</text:p>
      <text:p text:style-name="P6"><text:tab/><text:span text:style-name="T29">CONSTRAINT FK2CompraProduto </text:span>FOREIGN KEY(CodCompra) REFERENCES <text:tab/>Compra(CodCompra)</text:p>
      <text:p text:style-name="P1"><text:tab/>);</text:p>
      <text:p text:style-name="P1"/>
      <text:p text:style-name="P1"/>
      <text:p text:style-name="P1">Criando a relação Venda</text:p>
      <text:p text:style-name="P1"><text:tab/>CREATE TABLE Venda(</text:p>
      <text:p text:style-name="P1"><text:tab/>CodVenda SERIAL,</text:p>
      <text:p text:style-name="P1"><text:tab/>Data DATE NOT NULL,</text:p>
      <text:p text:style-name="P1"><text:tab/>Hora TIMESTAMP NOT NULL,</text:p>
      <text:p text:style-name="P1"><text:tab/>Total REAL NOT NULL,</text:p>
      <text:p text:style-name="P1"><text:tab/>Funcionario VARCHAR(20) NOT NULL,</text:p>
      <text:p text:style-name="P1"><text:tab/>Cliente VARCHAR(20) NOT NULL,</text:p>
      <text:p text:style-name="P3"><text:tab/><text:span text:style-name="T6">CONSTRAINT PKVenda </text:span>PRIMARY KEY(CodVenda),</text:p>
      <text:p text:style-name="P1"><text:tab/><text:span text:style-name="T34">CONSTRAINT FKVenda1 </text:span>FOREIGN KEY(Funcionario) REFERENCES <text:tab/>Funcionario(CPFPessoa),</text:p>
      <text:p text:style-name="P9"><text:tab/><text:span text:style-name="T34">CONSTRAINT FKVenda2 </text:span>FOREIGN KEY(Cliente) REFERENCES <text:tab/>Cliente(CPFPessoa)</text:p>
      <text:p text:style-name="P1"><text:tab/>);</text:p>
      <text:p text:style-name="P1"/>
      <text:p text:style-name="P11">Criando a relação <text:span text:style-name="T63">Vend</text:span>aProduto</text:p>
      <text:p text:style-name="P11"><text:tab/>CREATE TABLE <text:span text:style-name="T64">Venda</text:span>Produto(</text:p>
      <text:p text:style-name="P11"><text:tab/>CodProduto INT,</text:p>
      <text:p text:style-name="P11"><text:tab/>Cod<text:span text:style-name="T65">Venda</text:span> INT,</text:p>
      <text:p text:style-name="P11"><text:tab/><text:span text:style-name="T65">Quantidade INT NOT NULL,</text:span></text:p>
      <text:p text:style-name="P11"><text:tab/><text:span text:style-name="T65">PrecoUnitario REAL NOT NULL,</text:span></text:p>
      <text:p text:style-name="P11"><text:tab/><text:span text:style-name="T6">CONSTRAINT PKVendaProduto </text:span>PRIMARY KEY(CodProduto, Cod<text:span text:style-name="T65">Vend</text:span>a),</text:p>
      <text:p text:style-name="P11"><text:tab/><text:span text:style-name="T29">CONSTRAINT FK1VendaProduto </text:span>FOREIGN KEY(CodProduto) REFERENCES <text:tab/>Produto(Codigo),</text:p>
      <text:p text:style-name="P11"><text:tab/><text:span text:style-name="T29">CONSTRAINT FK2VendaProduto </text:span>FOREIGN KEY(CodCompra) REFERENCES <text:tab/><text:span text:style-name="T66">Venda</text:span>(Cod<text:span text:style-name="T66">Vend</text:span>a)</text:p>
      <text:p text:style-name="P11"><text:tab/>);</text:p>
      <text:p text:style-name="P11"/>
      <text:p text:style-name="P1"/>
      <text:p text:style-name="P8">Criando a relação <text:span text:style-name="T30">VendaProduto</text:span></text:p>
      <text:p text:style-name="P8"><text:tab/>CREATE TABLE Produto(</text:p>
      <text:p text:style-name="P8"><text:tab/><text:span text:style-name="T31">CodProduto INT,</text:span></text:p>
      <text:p text:style-name="P8"><text:tab/><text:span text:style-name="T31">CodVenda INT,</text:span></text:p>
      <text:p text:style-name="P8"><text:tab/><text:span text:style-name="T31">Quantidade INT</text:span> NOT NULL,</text:p>
      <text:p text:style-name="P8"><text:tab/><text:span text:style-name="T32">PrecoUnitario REAL</text:span> NOT NULL,</text:p>
      <text:p text:style-name="P8"><text:tab/><text:span text:style-name="T6">CONSTRAINT PKVendaProduto </text:span>PRIMARY KEY <text:span text:style-name="T6">(</text:span>Co<text:span text:style-name="T33">dProduto, CodVenda</text:span>),</text:p>
      <text:p text:style-name="P8"><text:tab/><text:span text:style-name="T6">CONSTRAINT FK1VendaProduto FOREIGN KEY(CodProduto) REFERENCES <text:tab/>Produto(Codigo),</text:span></text:p>
      <text:p text:style-name="P10"><text:tab/><text:span text:style-name="T35">CONSTRAINT FK2VendaProduto FOREIGN KEY(CodVenda) REFERENCES <text:tab/>Venda(CodVenda)</text:span></text:p>
      <text:p text:style-name="P10"><text:tab/>);</text:p>
      <text:p text:style-name="P1"/>
      <text:p text:style-name="P1">Criando a relação Entrada</text:p>
      <text:p text:style-name="P1"><text:tab/>CREATE TABLE Entrada(</text:p>
      <text:p text:style-name="P1"><text:tab/>CodEntrada SERIAL,</text:p>
      <text:p text:style-name="P1"><text:soft-page-break/><text:tab/>CodVenda INT NOT NULL,</text:p>
      <text:p text:style-name="P1"><text:tab/>Valor REAL NOT NULL,</text:p>
      <text:p text:style-name="P1"><text:tab/>Data DATE NOT NULL,</text:p>
      <text:p text:style-name="P3"><text:tab/><text:span text:style-name="T6">CONSTRAINT PKEntrada </text:span>PRIMARY KEY <text:span text:style-name="T6">(</text:span>CodEntrada),</text:p>
      <text:p text:style-name="P1"><text:tab/>FOREIGN KEY(CodVenda) REFERENCES Venda(CodVenda)</text:p>
      <text:p text:style-name="P3"><text:tab/><text:span text:style-name="T5">CONSTRAINT EntradaPositiva </text:span>CHECK(<text:span text:style-name="T6">Valor</text:span>&gt;0)</text:p>
      <text:p text:style-name="P1"><text:tab/>);</text:p>
      <text:p text:style-name="P1"/>
      <text:p text:style-name="P1">Criando a relação CartaoCredito</text:p>
      <text:p text:style-name="P1"><text:tab/>CREATE TABLE CartaoCredito(</text:p>
      <text:p text:style-name="P1"><text:tab/>Numero INT,</text:p>
      <text:p text:style-name="P1"><text:tab/>Bandeira INT NOT NULL,</text:p>
      <text:p text:style-name="P3"><text:tab/><text:span text:style-name="T6">CONSTRAINT PKCartaoCredito </text:span>PRIMARY KEY(Numero)</text:p>
      <text:p text:style-name="P1"><text:tab/>);</text:p>
      <text:p text:style-name="P1"/>
      <text:p text:style-name="P1">Criando a relação VendaCartao</text:p>
      <text:p text:style-name="P1"><text:tab/>CREATE TABLE VendaCartao(</text:p>
      <text:p text:style-name="P1"><text:tab/>NumCartao INT,</text:p>
      <text:p text:style-name="P1"><text:tab/>CodVenda INT NOT NULL,</text:p>
      <text:p text:style-name="P1"><text:tab/>NumParcelas INT NOT NULL,</text:p>
      <text:p text:style-name="P3"><text:tab/><text:span text:style-name="T6">CONSTRAINT PKVendaCartao </text:span>PRIMARY KEY(NumCartao),</text:p>
      <text:p text:style-name="P12"><text:tab/><text:span text:style-name="T6">CONSTRAINT FKVendaCartao1 </text:span>FOREIGN KEY(NumCartao) REFERENCES <text:tab/>CartaoCredito(Numero),</text:p>
      <text:p text:style-name="P12"><text:tab/><text:span text:style-name="T6">CONSTRAINT FKVendaCartao2 </text:span>FOREIGN KEY(CodVenda) REFERENCES <text:tab/>Venda(CodVenda)</text:p>
      <text:p text:style-name="P1"><text:tab/>);</text:p>
      <text:p text:style-name="P1"/>
      <text:p text:style-name="P1"/>
      <text:p text:style-name="P13">Povoando a relação Pessoa</text:p>
      <text:p text:style-name="P13">INSERT INTO Pessoa VALUES(‘154.288.064-51’, ‘Teofanes Ferreira’,’99123456)’;</text:p>
      <text:p text:style-name="P13">INSERT INTO Pessoa VALUES(‘358.947.104-21’, ‘Milena Carvalho’,’98752374’;</text:p>
      <text:p text:style-name="P13">INSERT INTO Pessoa VALUES(‘354.514.294-99’, ‘Manoel de Sousa’,’93098725)’;</text:p>
      <text:p text:style-name="P13">INSERT INTO Pessoa VALUES(‘734.042.214-51’, ‘Amanda Ferreira’,’93827460)’;</text:p>
      <text:p text:style-name="P13">INSERT INTO Pessoa VALUES(‘559.629.914-60’, ‘Maria das Graças’,’99097162)’;</text:p>
      <text:p text:style-name="P15">INSERT INTO Pessoa VALUES(‘695.997.444-54’, ‘Antonia Lins’,’98152674)’;</text:p>
      <text:p text:style-name="P15">INSERT INTO Pessoa VALUES(‘690.418.134-62’, ‘Eduardo Martins’,’99523850)’;</text:p>
      <text:p text:style-name="P13">INSERT INTO Pessoa VALUES(‘846.101.944-06’, ‘Ana Isabel dos Santos’,’99825556)’;</text:p>
      <text:p text:style-name="P13">INSERT INTO Pessoa VALUES(‘146.287.484-38’, ‘Junior da Silva’,’99123499)’;</text:p>
      <text:p text:style-name="P13">INSERT INTO Pessoa VALUES(‘819.174.014-18’, ‘Ricardo Costa’,’99553400)’;</text:p>
      <text:p text:style-name="P13"/>
      <text:p text:style-name="P14">Povoando a relação <text:span text:style-name="T7">Funcionario</text:span></text:p>
      <text:p text:style-name="P15">INSERT INTO <text:span text:style-name="T7">Funcionario</text:span> VALUES(‘846.101.944-06’,’<text:span text:style-name="T8">Caixa</text:span>’,’<text:span text:style-name="T8">10/11/2017</text:span>’,’<text:span text:style-name="T8">Efetivo’,’JD Oasis’,’Jose Lira de Menezes’,’Cajazeiras’);</text:span></text:p>
      <text:p text:style-name="P15">INSERT INTO <text:span text:style-name="T7">Funcionario</text:span> VALUES(‘146.287.484-<text:span text:style-name="T8">3</text:span>8’, ‘<text:span text:style-name="T8">Vendedor</text:span>’, ’<text:span text:style-name="T8">05/07/2017</text:span>’, ’<text:span text:style-name="T8">Efetivo’, ’Centro’, ’Bonifácio Moura’, ’Cajazeiras’);</text:span></text:p>
      <text:p text:style-name="P15">INSERT INTO <text:span text:style-name="T7">Funcionario</text:span> VALUES(‘690.418.134-62’, ’<text:span text:style-name="T8">Faxineiro</text:span>’, ’<text:span text:style-name="T8">01/12/2017</text:span>’, ’<text:span text:style-name="T8">Efetivo’, ’Centro’, ’13 de Maio’, ’Cajazeiras’);</text:span></text:p>
      <text:p text:style-name="P15">INSERT INTO <text:span text:style-name="T7">Funcionario</text:span> VALUES(‘358.947.104-21’, ’<text:span text:style-name="T8">Vendedor</text:span>’, ’<text:span text:style-name="T8">11/08/2017</text:span>’, ’<text:span text:style-name="T8">Efetivo’, ’Centro’, ’Bonifácio Moura’, ’Cajazeiras’);</text:span></text:p>
      <text:p text:style-name="P15">INSERT INTO <text:span text:style-name="T7">Funcionario</text:span> VALUES(‘559.629.914-60’, ’<text:span text:style-name="T8">Marketing</text:span>’, ’<text:span text:style-name="T8">05/08/2018</text:span>’, ’<text:span text:style-name="T8">Efetivo’, ’Centro’, ’Bonifácio Moura’, ’Cajazeiras’);</text:span></text:p>
      <text:p text:style-name="P15"/>
      <text:p text:style-name="P19"><text:soft-page-break/>Povoando a relação Cliente</text:p>
      <text:p text:style-name="P16">INSERT INTO <text:span text:style-name="T9">Cliente </text:span>VALUES(‘154.288.064-51’, ’<text:a xlink:type="simple" xlink:href="mailto:teofanesferreira@hotmail.com" text:style-name="Internet_20_link" text:visited-style-name="Visited_20_Internet_20_Link"><text:span text:style-name="T9">teofanesferreira@hotmail.com</text:span></text:a><text:span text:style-name="T9">’);</text:span></text:p>
      <text:p text:style-name="P16">INSERT INTO <text:span text:style-name="T9">Cliente </text:span>VALUES(‘354.514.294-99’, ’<text:span text:style-name="T9">manoeldesousa</text:span><text:a xlink:type="simple" xlink:href="mailto:teofanesferreira@hotmail.com" text:style-name="Internet_20_link" text:visited-style-name="Visited_20_Internet_20_Link"><text:span text:style-name="T9">@hotmail.com</text:span></text:a><text:span text:style-name="T9">’);</text:span></text:p>
      <text:p text:style-name="P16">INSERT INTO <text:span text:style-name="T9">Cliente </text:span>VALUES(‘734.042.214-51’, ’<text:span text:style-name="T9">amandaferrreira</text:span><text:a xlink:type="simple" xlink:href="mailto:teofanesferreira@hotmail.com" text:style-name="Internet_20_link" text:visited-style-name="Visited_20_Internet_20_Link"><text:span text:style-name="T9">@hotmail.com</text:span></text:a><text:span text:style-name="T9">’);</text:span></text:p>
      <text:p text:style-name="P16">INSERT INTO <text:span text:style-name="T9">Cliente </text:span>VALUES(‘695.997.444-54’, ’<text:span text:style-name="T9">antonialins</text:span><text:a xlink:type="simple" xlink:href="mailto:teofanesferreira@hotmail.com" text:style-name="Internet_20_link" text:visited-style-name="Visited_20_Internet_20_Link"><text:span text:style-name="T9">@hotmail.com</text:span></text:a><text:span text:style-name="T9">’);</text:span></text:p>
      <text:p text:style-name="P16">INSERT INTO <text:span text:style-name="T9">Cliente </text:span>VALUES(‘819.174.014-18’, ’<text:a xlink:type="simple" xlink:href="mailto:ricardo123@hotmail.com" text:style-name="Internet_20_link" text:visited-style-name="Visited_20_Internet_20_Link"><text:span text:style-name="T9">ricardo123@hotmail.com</text:span></text:a><text:span text:style-name="T9">’);</text:span></text:p>
      <text:p text:style-name="P21"/>
      <text:p text:style-name="P21">Povoando a relação Despesa</text:p>
      <text:p text:style-name="P23">INSERT INTO Despesa VALUES(‘100’, ‘<text:span text:style-name="T12">954.00</text:span>’, ‘<text:span text:style-name="T14">15/12/2017</text:span>’);</text:p>
      <text:p text:style-name="P23">INSERT INTO Despesa VALUES(‘101’, ‘<text:span text:style-name="T12">1050.00</text:span>’, ‘<text:span text:style-name="T14">15/08/2017</text:span>’);</text:p>
      <text:p text:style-name="P23">INSERT INTO Despesa VALUES(‘102’, ‘<text:span text:style-name="T12">954.00</text:span>’, ‘<text:span text:style-name="T14">15/01/2018</text:span>’);</text:p>
      <text:p text:style-name="P23">INSERT INTO Despesa VALUES(‘103’, ‘<text:span text:style-name="T12">1200.50</text:span>’, ‘<text:span text:style-name="T14">15/09/2017</text:span>’);</text:p>
      <text:p text:style-name="P23">INSERT INTO Despesa VALUES(‘104’, ‘<text:span text:style-name="T12">1500.50</text:span>’, ‘<text:span text:style-name="T14">15/08/2018</text:span>’);</text:p>
      <text:p text:style-name="P23">INSERT INTO Despesa VALUES(‘<text:span text:style-name="T13">105</text:span>’, ‘<text:span text:style-name="T13">2500.00</text:span>’, ‘<text:span text:style-name="T15">10/11/2017</text:span>’);</text:p>
      <text:p text:style-name="P23">INSERT INTO Despesa VALUES(‘<text:span text:style-name="T13">106</text:span>’, ‘<text:span text:style-name="T13">1300.00</text:span>’, ‘<text:span text:style-name="T15">10/12/2017</text:span>’);</text:p>
      <text:p text:style-name="P23">INSERT INTO Despesa VALUES(‘<text:span text:style-name="T13">107</text:span>’, ‘<text:span text:style-name="T13">600.00</text:span>’, ‘<text:span text:style-name="T15">09/11/2017</text:span>’);</text:p>
      <text:p text:style-name="P23">INSERT INTO Despesa VALUES(‘<text:span text:style-name="T13">108</text:span>’, ‘<text:span text:style-name="T13">100.00</text:span>’, ‘<text:span text:style-name="T15">10/01/2018</text:span>’);</text:p>
      <text:p text:style-name="P23">INSERT INTO Despesa VALUES(‘<text:span text:style-name="T13">109</text:span>’, ‘<text:span text:style-name="T13">700.00</text:span>’, ‘<text:span text:style-name="T15">10/03/2018</text:span>’);</text:p>
      <text:p text:style-name="P16"/>
      <text:p text:style-name="P19">Povoando a relação Salario</text:p>
      <text:p text:style-name="P40">INSERT INTO Salario VALUES(‘<text:span text:style-name="T36">009</text:span>’, ‘<text:span text:style-name="T37">954.00</text:span>’, ‘<text:span text:style-name="T38">559.629.014-60</text:span>’, ‘<text:span text:style-name="T40">06:30:35</text:span>’, ‘<text:span text:style-name="T41">100</text:span>’);</text:p>
      <text:p text:style-name="P41">INSERT INTO Salario VALUES(‘<text:span text:style-name="T36">010</text:span>’, ‘<text:span text:style-name="T37">1050.00’, ‘358.947.104-21’, ‘12:30:00’, ‘101’</text:span>);</text:p>
      <text:p text:style-name="P41">INSERT INTO Salario VALUES(‘<text:span text:style-name="T36">011</text:span>’, ‘<text:span text:style-name="T37">954.00’, ‘690.418.134-62’, ‘09:20:05’, ‘102’</text:span>);</text:p>
      <text:p text:style-name="P41">INSERT INTO Salario VALUES(‘<text:span text:style-name="T36">012</text:span>’, ‘<text:span text:style-name="T37">1200.50</text:span>’, ‘<text:span text:style-name="T39">146.287.484-38’, ‘17:30:00’, ‘103’</text:span>);</text:p>
      <text:p text:style-name="P41">INSERT INTO Salario VALUES(‘<text:span text:style-name="T36">013</text:span>’, ‘<text:span text:style-name="T37">1500.50</text:span>’, <text:span text:style-name="T39">‘846.101.944-06’, ‘10:29:00, ‘104’</text:span>);</text:p>
      <text:p text:style-name="P19"/>
      <text:p text:style-name="P19">Povoando a relação Fornecedor</text:p>
      <text:p text:style-name="P17">INSERT INTO <text:span text:style-name="T10">Fornecedor </text:span>VALUES(‘<text:span text:style-name="T10">85.296.634/0001-96</text:span>’, ’<text:span text:style-name="T11">Megaduran’, ‘3561-4578’, ‘Sousa’, ‘Rua Vitória Alves da Silva’, ‘Centro’);</text:span></text:p>
      <text:p text:style-name="P18">INSERT INTO <text:span text:style-name="T10">Fornecedor </text:span>VALUES(‘<text:span text:style-name="T11">64.615.575/0001-00</text:span>’, ’<text:span text:style-name="T11">Indivíduo Clothing’, ‘3531-7788’, ‘Sousa’, ‘Rua Arquimedes Souto Maior’, ‘Fagundes Vieira’);</text:span></text:p>
      <text:p text:style-name="P18">INSERT INTO <text:span text:style-name="T10">Fornecedor </text:span>VALUES(‘<text:span text:style-name="T11">96.531.803/0001-41</text:span>’, ’<text:span text:style-name="T11">Gata Selvagem’, ‘3531-3456’, ‘Juazeiro’, ‘Rua Barbacena’, ‘Novo Centro’);</text:span></text:p>
      <text:p text:style-name="P18">INSERT INTO <text:span text:style-name="T10">Fornecedor </text:span>VALUES(‘<text:span text:style-name="T11">59.547.777/0001-13</text:span>’, ’<text:span text:style-name="T11">Geisandre Lingerie’, ‘3561-0978’, ‘João Pessoa’, ‘Rua Doutor João Soares’, ‘Loteamento Ciro Costa’);</text:span></text:p>
      <text:p text:style-name="P18">INSERT INTO <text:span text:style-name="T10">Fornecedor </text:span>VALUES(‘<text:span text:style-name="T11">74.263.193/0001-00</text:span>’, ’<text:span text:style-name="T11">Medson Clothing’, ‘3531-4554’, ‘João Pessoa’, ‘Popular Senhor Batista’, ‘Cidade Nova’);</text:span></text:p>
      <text:p text:style-name="P18">INSERT INTO <text:span text:style-name="T10">Fornecedor </text:span>VALUES(‘<text:span text:style-name="T11">51.795.917/0001-60</text:span>’, ’<text:span text:style-name="T11">Havair’, ‘3561-9976’, ‘’Cajazeiras’, ‘Martins Monteiro’, ‘Centro’);</text:span></text:p>
      <text:p text:style-name="P20"/>
      <text:p text:style-name="P20"/>
      <text:p text:style-name="P19">Povoando a relação Compra</text:p>
      <text:p text:style-name="P24">INSERT INTO Compra VALUES(‘<text:span text:style-name="T16">200</text:span>’, ‘<text:span text:style-name="T17">45</text:span>’, ‘<text:span text:style-name="T10">85.296.634/0001-96</text:span>’, ‘<text:span text:style-name="T18">08:50</text:span>’, ‘<text:span text:style-name="T19">105</text:span>’);</text:p>
      <text:p text:style-name="P24">INSERT INTO Compra VALUES(‘<text:span text:style-name="T16">201</text:span>’, ‘<text:span text:style-name="T17">20</text:span>’, ‘<text:span text:style-name="T11">64.615.575/0001-00</text:span>’, ‘<text:span text:style-name="T18">09:45</text:span>’, ‘<text:span text:style-name="T19">106</text:span>’);</text:p>
      <text:p text:style-name="P24">INSERT INTO Compra VALUES(‘<text:span text:style-name="T16">202</text:span>’, ‘<text:span text:style-name="T17">30</text:span>’, ‘<text:span text:style-name="T11">96.531.803/0001-41</text:span>’, ‘<text:span text:style-name="T18">11:20</text:span>’, ‘<text:span text:style-name="T19">107</text:span>’);</text:p>
      <text:p text:style-name="P24">INSERT INTO Compra VALUES(‘<text:span text:style-name="T16">203</text:span>’, ‘<text:span text:style-name="T17">12</text:span>’, ‘<text:span text:style-name="T11">59.547.777/0001-13</text:span>’, ‘<text:span text:style-name="T18">08:23</text:span>’, ‘<text:span text:style-name="T19">108</text:span>’);</text:p>
      <text:p text:style-name="P24">INSERT INTO Compra VALUES(‘<text:span text:style-name="T16">204</text:span>’, ‘<text:span text:style-name="T17">40</text:span>’, ‘<text:span text:style-name="T11">74.263.193/0001-00</text:span>’, ‘<text:span text:style-name="T18">10:34</text:span>’, ‘<text:span text:style-name="T19">109</text:span>’);</text:p>
      <text:p text:style-name="P34"/>
      <text:p text:style-name="P19">Povoando a relação Produto</text:p>
      <text:p text:style-name="P32">INSERT INTO Produto VALUES(‘<text:span text:style-name="T23">1001234</text:span>’, ‘<text:span text:style-name="T49">42</text:span>’, ‘<text:span text:style-name="T23">Disponível’, ‘Calça Skinny em Sarja’, ‘59.90’</text:span>);</text:p>
      <text:p text:style-name="P31">INSERT INTO Produto VALUES(‘<text:span text:style-name="T23">1001235</text:span>’, ‘<text:span text:style-name="T24">M</text:span>’, ‘<text:span text:style-name="T24">Disponível</text:span>’, ‘<text:span text:style-name="T24">Camisa Branca Mullet</text:span>’, ‘<text:span text:style-name="T50">45.50</text:span>’);</text:p>
      <text:p text:style-name="P31">INSERT INTO Produto VALUES(‘<text:span text:style-name="T23">1001236</text:span>’, ‘<text:span text:style-name="T24">GG</text:span>’, ‘<text:span text:style-name="T24">Indisponível</text:span>’, ‘<text:span text:style-name="T24">Camisa Estampada com </text:span><text:soft-page-break/><text:span text:style-name="T24">Folhagem</text:span>’, ‘<text:span text:style-name="T50">38.90</text:span>’);</text:p>
      <text:p text:style-name="P31">INSERT INTO Produto VALUES(‘<text:span text:style-name="T23">1001237</text:span>’, ‘<text:span text:style-name="T24">G</text:span>’, ‘<text:span text:style-name="T24">Disponível</text:span>’, ‘<text:span text:style-name="T25">Camisa Estampada com Amarração</text:span>’, ‘<text:span text:style-name="T50">55.90</text:span>’);</text:p>
      <text:p text:style-name="P31">INSERT INTO Produto VALUES(‘<text:span text:style-name="T23">1001238</text:span>’, ‘<text:span text:style-name="T49">36</text:span>’, ‘<text:span text:style-name="T24">Disponível</text:span>’, ‘<text:span text:style-name="T42">Calça Mom Jeans</text:span>’, ‘<text:span text:style-name="T50">75.90</text:span>’);</text:p>
      <text:p text:style-name="P31">INSERT INTO Produto VALUES(‘<text:span text:style-name="T23">1001239</text:span>’, ‘<text:span text:style-name="T24">Unico’, ‘Disponível’, ‘Jaqueta de Frio Xadrez’, ‘120.00’</text:span>);</text:p>
      <text:p text:style-name="P31">INSERT INTO Produto VALUES(‘<text:span text:style-name="T23">1001240</text:span>’, ‘<text:span text:style-name="T24">P</text:span>’, ‘<text:span text:style-name="T24">Indisponível</text:span>’, ‘<text:span text:style-name="T42">Cropped Azul Marinho</text:span>’, ‘<text:span text:style-name="T51">35.50</text:span>’);</text:p>
      <text:p text:style-name="P31">INSERT INTO Produto VALUES(‘<text:span text:style-name="T23">1001241</text:span>’, ‘<text:span text:style-name="T24">PP</text:span>’, ‘<text:span text:style-name="T24">Disponível</text:span>’, ‘<text:span text:style-name="T42">Vestido Curto Florido</text:span>’, ‘<text:span text:style-name="T51">65.00</text:span>’);</text:p>
      <text:p text:style-name="P31">INSERT INTO Produto VALUES(‘<text:span text:style-name="T23">1001242</text:span>’, ‘<text:span text:style-name="T48">44’, ‘Disponível’, ‘Bermuda Jeans’, ‘70.50’</text:span>);</text:p>
      <text:p text:style-name="P31">INSERT INTO Produto VALUES(‘<text:span text:style-name="T23">1001243</text:span>’, ‘<text:span text:style-name="T24">M</text:span>’, ‘<text:span text:style-name="T24">Disponível</text:span>’, ‘<text:span text:style-name="T42">Camisa Xadrez</text:span>’, ‘<text:span text:style-name="T51">69.90</text:span>’);</text:p>
      <text:p text:style-name="P31">INSERT INTO Produto VALUES(‘<text:span text:style-name="T23">1001244</text:span>’, ‘<text:span text:style-name="T24">G</text:span>’, ‘<text:span text:style-name="T24">Indisponível</text:span>’, ‘<text:span text:style-name="T42">Camisa The Smiths</text:span>’, ‘<text:span text:style-name="T51">45.50</text:span>’);</text:p>
      <text:p text:style-name="P31">INSERT INTO Produto VALUES(‘<text:span text:style-name="T23">1001245</text:span>’, ‘<text:span text:style-name="T24">P</text:span>’, ‘<text:span text:style-name="T24">Disponível</text:span>’, ‘<text:span text:style-name="T42">Saia Longa Branca</text:span>’, ‘<text:span text:style-name="T51">60.80</text:span>’);</text:p>
      <text:p text:style-name="P31">INSERT INTO Produto VALUES(‘<text:span text:style-name="T23">1001246</text:span>’, ‘<text:span text:style-name="T24">PP</text:span>’, ‘<text:span text:style-name="T24">Disponível</text:span>’, ‘<text:span text:style-name="T42">Camisa Gola V</text:span>’, ‘<text:span text:style-name="T51">60.00</text:span>’);</text:p>
      <text:p text:style-name="P31">INSERT INTO Produto VALUES(‘<text:span text:style-name="T23">1001247</text:span>’, ‘<text:span text:style-name="T24">M</text:span>’, ‘<text:span text:style-name="T24">Disponível</text:span>’, ‘<text:span text:style-name="T43">Bomber Jacket Nasa</text:span>’, ‘<text:span text:style-name="T51">200.00</text:span>’);</text:p>
      <text:p text:style-name="P33">INSERT INTO Produto VALUES(‘<text:span text:style-name="T23">1001248</text:span>’, ‘<text:span text:style-name="T24">GG</text:span>’, ‘<text:span text:style-name="T24">Disponível</text:span>’, ‘<text:span text:style-name="T44">Saia Colegial</text:span>’, ‘<text:span text:style-name="T51">60.00</text:span>’);</text:p>
      <text:p text:style-name="P33">INSERT INTO Produto VALUES(‘<text:span text:style-name="T23">1001249</text:span>’, ‘<text:span text:style-name="T24">Unico’, </text:span>‘<text:span text:style-name="T24">Disponível</text:span>’, ‘<text:span text:style-name="T44">Bikini Listrado</text:span>’, ‘<text:span text:style-name="T51">59.90</text:span>’);</text:p>
      <text:p text:style-name="P33">INSERT INTO Produto VALUES(‘<text:span text:style-name="T23">1001250</text:span>’, ‘<text:span text:style-name="T24">M</text:span>’, ‘<text:span text:style-name="T24">Disponível</text:span>’, ‘<text:span text:style-name="T45">Blusão Estampado</text:span>’, ‘<text:span text:style-name="T51">80.00</text:span>’);</text:p>
      <text:p text:style-name="P33">INSERT INTO Produto VALUES(‘<text:span text:style-name="T23">1001251</text:span>’, ‘<text:span text:style-name="T24">PP</text:span>’, ‘<text:span text:style-name="T24">Disponível</text:span>’, ‘<text:span text:style-name="T46">Camisa Social Preta</text:span>’, ‘<text:span text:style-name="T51">100.00</text:span>’);</text:p>
      <text:p text:style-name="P33">INSERT INTO Produto VALUES(‘<text:span text:style-name="T23">1001252</text:span>’, ‘<text:span text:style-name="T24">M</text:span>’, ‘<text:span text:style-name="T24">Disponível</text:span>’, ‘<text:span text:style-name="T46">Vestido Longo Preto</text:span>’, ‘<text:span text:style-name="T51">200.00</text:span>’);</text:p>
      <text:p text:style-name="P33">INSERT INTO Produto VALUES(‘<text:span text:style-name="T23">1001253</text:span>’, ‘<text:span text:style-name="T47">36</text:span>’, ‘<text:span text:style-name="T24">Disponível</text:span>’, ‘<text:span text:style-name="T46">Short Cintura Alta</text:span>’, ‘<text:span text:style-name="T51">70.60</text:span>’);</text:p>
      <text:p text:style-name="P35"/>
      <text:p text:style-name="P25"/>
      <text:p text:style-name="P22">Povoando a relação CompraProduto</text:p>
      <text:p text:style-name="P36">INSERT INTO CompraProduto VALUES(‘<text:span text:style-name="T52">1001253</text:span>’, ‘<text:span text:style-name="T52">200</text:span>’, ‘<text:span text:style-name="T53">45</text:span>’, ‘<text:span text:style-name="T53">55.00</text:span>’);</text:p>
      <text:p text:style-name="P36">INSERT INTO CompraProduto VALUES(‘<text:span text:style-name="T52">1001252</text:span>’, ‘<text:span text:style-name="T52">201</text:span>’, ‘<text:span text:style-name="T53">20</text:span>’, ‘<text:span text:style-name="T53">170.00</text:span>’);</text:p>
      <text:p text:style-name="P36">INSERT INTO CompraProduto VALUES(‘<text:span text:style-name="T52">1001251</text:span>’, ‘<text:span text:style-name="T52">202</text:span>’, ‘<text:span text:style-name="T53">30</text:span>’, ‘<text:span text:style-name="T53">80.00</text:span>’);</text:p>
      <text:p text:style-name="P36">INSERT INTO CompraProduto VALUES(‘<text:span text:style-name="T52">1001250</text:span>’, ‘<text:span text:style-name="T52">203</text:span>’, ‘<text:span text:style-name="T53">12</text:span>’, ‘<text:span text:style-name="T53">60.00</text:span>’);</text:p>
      <text:p text:style-name="P36">INSERT INTO CompraProduto VALUES(‘<text:span text:style-name="T52">1001249</text:span>’, ‘<text:span text:style-name="T52">204</text:span>’, ‘<text:span text:style-name="T53">40</text:span>’, ‘<text:span text:style-name="T53">40.00</text:span>’);</text:p>
      <text:p text:style-name="P36"/>
      <text:p text:style-name="P36"/>
      <text:p text:style-name="P19">Povoando a relação Venda</text:p>
      <text:p text:style-name="P37">INSERT INTO <text:span text:style-name="T20">Venda</text:span> VALUES(‘<text:span text:style-name="T54">33</text:span>’, ‘<text:span text:style-name="T55">11:09:00</text:span>’, ‘<text:span text:style-name="T39">146.287.484-38</text:span>’, <text:span text:style-name="T39">‘154.288.064-51’, ‘12’</text:span>);</text:p>
      <text:p text:style-name="P37">INSERT INTO <text:span text:style-name="T20">Venda</text:span> VALUES(‘<text:span text:style-name="T54">34</text:span>’, ‘<text:span text:style-name="T55">09:34:55</text:span>’, ‘<text:span text:style-name="T39">146.287.484-38</text:span>’, <text:span text:style-name="T39">‘354.514.294-99’, ‘13’</text:span>);</text:p>
      <text:p text:style-name="P37">INSERT INTO <text:span text:style-name="T20">Venda</text:span> VALUES(‘<text:span text:style-name="T54">35</text:span>’, ‘<text:span text:style-name="T55">08:23:40</text:span>’, ‘<text:span text:style-name="T39">146.287.484-38</text:span>’, <text:span text:style-name="T39">‘734.042.214-51’, ‘14’</text:span>);</text:p>
      <text:p text:style-name="P37">INSERT INTO <text:span text:style-name="T20">Venda</text:span> VALUES(‘<text:span text:style-name="T54">36</text:span>’, ‘<text:span text:style-name="T55">15:02:22</text:span>’, ‘<text:span text:style-name="T39">146.287.484-38</text:span>’, <text:span text:style-name="T39">‘695.997.444-54’, ‘15’</text:span>);</text:p>
      <text:p text:style-name="P37">INSERT INTO <text:span text:style-name="T20">Venda</text:span> VALUES(‘<text:span text:style-name="T54">37</text:span>’, ‘<text:span text:style-name="T55">17:20:00</text:span>’, ‘<text:span text:style-name="T56">358.947.104-21’, ‘695.997.444-54’, ‘16’</text:span>);</text:p>
      <text:p text:style-name="P37">INSERT INTO <text:span text:style-name="T20">Venda</text:span> VALUES(‘<text:span text:style-name="T54">38</text:span>’, ‘<text:span text:style-name="T55">08:10:12</text:span>’, <text:span text:style-name="T39">‘358.947.104-21’, ‘819.174.014-18’, ‘17’</text:span>);</text:p>
      <text:p text:style-name="P37"/>
      <text:p text:style-name="P44">Povoando a relação VendaProduto</text:p>
      <text:p text:style-name="P44">INSERT INTO VendaProduto VALUES(‘1001253’, ‘33’, ‘1’, ‘70.60’);</text:p>
      <text:p text:style-name="P44">INSERT INTO VendaProduto VALUES(‘1001252’, ‘33’, ‘1’, ‘200.00’);</text:p>
      <text:p text:style-name="P44">INSERT INTO VendaProduto VALUES(‘<text:span text:style-name="T67">1001251</text:span>’, ‘<text:span text:style-name="T67">34’, ‘1’, ‘100.00’</text:span>);</text:p>
      <text:p text:style-name="P44">INSERT INTO VendaProduto VALUES(‘<text:span text:style-name="T67">1001250</text:span>’, ‘<text:span text:style-name="T67">34</text:span>’, ‘<text:span text:style-name="T67">1</text:span>’, ‘<text:span text:style-name="T67">80.00</text:span>’);</text:p>
      <text:p text:style-name="P44">INSERT INTO VendaProduto VALUES(‘<text:span text:style-name="T67">1001249</text:span>’, ‘<text:span text:style-name="T67">33</text:span>’, ‘<text:span text:style-name="T67">1</text:span>’, ‘<text:span text:style-name="T67">59.90</text:span>’);</text:p>
      <text:p text:style-name="P26"/>
      <text:p text:style-name="P19">Povoando a relação Entrada</text:p>
      <text:p text:style-name="P27">INSERT INTO <text:span text:style-name="T21">Entrada </text:span>VALUES(‘<text:span text:style-name="T57">12</text:span>’, ‘<text:span text:style-name="T58">270.60</text:span>’, ‘<text:span text:style-name="T59">11/08/2018</text:span>’);</text:p>
      <text:p text:style-name="P28">INSERT INTO <text:span text:style-name="T21">Entrada </text:span>VALUES(‘<text:span text:style-name="T57">13</text:span>’, ‘<text:span text:style-name="T58">180.00</text:span>’, ‘<text:span text:style-name="T59">13/08/2018</text:span>’);</text:p>
      <text:p text:style-name="P28">INSERT INTO <text:span text:style-name="T21">Entrada </text:span>VALUES(‘<text:span text:style-name="T57">14</text:span>’, ‘<text:span text:style-name="T58">59.90</text:span>’, ‘<text:span text:style-name="T59">15/08/2018</text:span>’);</text:p>
      <text:p text:style-name="P28">INSERT INTO <text:span text:style-name="T21">Entrada </text:span>VALUES(‘<text:span text:style-name="T57">15</text:span>’, ‘<text:span text:style-name="T58">260.00</text:span>’, ‘<text:span text:style-name="T59">20/08/2018</text:span>’);</text:p>
      <text:p text:style-name="P28">INSERT INTO <text:span text:style-name="T21">Entrada </text:span>VALUES(‘<text:span text:style-name="T57">16</text:span>’, ‘<text:span text:style-name="T58">60.00</text:span>’, ‘<text:span text:style-name="T59">01/09/2018</text:span>’);</text:p>
      <text:p text:style-name="P29"><text:soft-page-break/>INSERT INTO <text:span text:style-name="T21">Entrada </text:span>VALUES(‘<text:span text:style-name="T57">17</text:span>’, ‘<text:span text:style-name="T58">60.80</text:span>’, ‘<text:span text:style-name="T59">02/09/2018</text:span>’);</text:p>
      <text:p text:style-name="P30"/>
      <text:p text:style-name="P19">Povoando a relação CartaoCredito</text:p>
      <text:p text:style-name="P39">INSERT INTO <text:span text:style-name="T22">CartaoCredito </text:span>VALUES(‘<text:span text:style-name="T60">5530330246021173</text:span>’,’<text:span text:style-name="T60">Master Card</text:span>’);</text:p>
      <text:p text:style-name="P39">INSERT INTO <text:span text:style-name="T22">CartaoCredito </text:span>VALUES(‘<text:span text:style-name="T60">4312092068980640</text:span>’, ‘<text:span text:style-name="T60">Visa</text:span>’);</text:p>
      <text:p text:style-name="P39">INSERT INTO <text:span text:style-name="T22">CartaoCredito </text:span>VALUES(‘<text:span text:style-name="T60">6363686632535781</text:span>’, ‘<text:span text:style-name="T60">Elo</text:span>’);</text:p>
      <text:p text:style-name="P39">INSERT INTO <text:span text:style-name="T22">CartaoCredito </text:span>VALUES(‘<text:span text:style-name="T60">5518757232660489</text:span>’, ‘<text:span text:style-name="T60">Master Card</text:span>’);</text:p>
      <text:p text:style-name="P39">INSERT INTO <text:span text:style-name="T22">CartaoCredito </text:span>VALUES(‘<text:span text:style-name="T60">4532399086941049</text:span>’, ‘<text:span text:style-name="T60">Visa</text:span>’); </text:p>
      <text:p text:style-name="P38"/>
      <text:p text:style-name="P19">Povoando a relação VendaCartao</text:p>
      <text:p text:style-name="P42">INSERT INTO VendaCartao VALUES(‘<text:span text:style-name="T60">5530330246021173</text:span>’, ‘<text:span text:style-name="T62">33</text:span>’, ‘<text:span text:style-name="T62">3</text:span>’);</text:p>
      <text:p text:style-name="P43">INSERT INTO VendaCartao VALUES<text:span text:style-name="T61">(‘4312092068980640</text:span>’, ‘<text:span text:style-name="T62">34</text:span>’, ‘<text:span text:style-name="T62">2</text:span>’);</text:p>
      <text:p text:style-name="P43">INSERT INTO VendaCartao VALUES(‘<text:span text:style-name="T60">6363686632535781</text:span>’, ‘<text:span text:style-name="T62">35</text:span>’, ‘<text:span text:style-name="T62">2</text:span>’);</text:p>
      <text:p text:style-name="P43">INSERT INTO VendaCartao VALUES(‘<text:span text:style-name="T60">5518757232660489</text:span>’, ‘<text:span text:style-name="T62">36</text:span>’, ‘<text:span text:style-name="T62">2</text:span>’);</text:p>
      <text:p text:style-name="P43">INSERT INTO VendaCartao VALUES(‘<text:span text:style-name="T60">4532399086941049</text:span>’, ‘<text:span text:style-name="T62">37</text:span>’, ‘<text:span text:style-name="T62">2</text:span>’);</text:p>
      <text:p text:style-name="P43"/>
      <text:p text:style-name="P45">Criando índices</text:p>
      <text:p text:style-name="P45"/>
      <text:p text:style-name="P45">CREATE INDEX cpfindice ON Pessoa(CPF);</text:p>
      <text:p text:style-name="P45">CREATE INDEX cpfFuncionarioIndice ON Funcionario(CPFPessoa);</text:p>
      <text:p text:style-name="P45">CREATE INDEX cpfClienteIndice ON Cliente(CPFPessoa);</text:p>
      <text:p text:style-name="P45">CREATE INDEX codSalarioIndice ON Salario(CodSalario);</text:p>
      <text:p text:style-name="P45">CREATE INDEX cnpjFornecedorIndice ON Fornecedor(CNPJ);</text:p>
      <text:p text:style-name="P45">CREATE INDEX codigoDespesaIndice ON Despesa(CodDespesa);</text:p>
      <text:p text:style-name="P45">CREATE INDEX codigoCompraIndice ON Compra(CodCompra);</text:p>
      <text:p text:style-name="P45">CREATE INDEX <text:span text:style-name="T68">codigoProdutoIndice ON Produto(Codigo);</text:span></text:p>
      <text:p text:style-name="P46">CREATE INDEX <text:span text:style-name="T68">codigoVendaIndice ON Venda(CodVenda);</text:span></text:p>
      <text:p text:style-name="P46">CREATE INDEX <text:span text:style-name="T68">codigoEntradaIndice ON Entrada(CodEntrada);</text:span></text:p>
      <text:p text:style-name="P46">CREATE INDEX <text:span text:style-name="T68">numeroCartaoIndice ON CartaoCredito(Numero);</text:span></text:p>
      <text:p text:style-name="P46"/>
      <text:p text:style-name="P47">Visões</text:p>
      <text:p text:style-name="P47">1. Essa visão auxilia na recuperação do produto mais <text:span text:style-name="T74">comprado a fornecedores</text:span>.</text:p>
      <text:p text:style-name="P49"/>
      <text:p text:style-name="P49">CREATE VIEW <text:s/>P<text:span text:style-name="T73">edidosVisao</text:span> AS</text:p>
      <text:p text:style-name="P49">SELECT <text:span text:style-name="T72">P.Nome, COUNT(*) AS Pedidos</text:span></text:p>
      <text:p text:style-name="P49">FROM CompraProduto CP, Produto P</text:p>
      <text:p text:style-name="P49">WHERE C<text:span text:style-name="T71">P.CodProduto = P.Codigo</text:span></text:p>
      <text:p text:style-name="P49">GROUP BY <text:span text:style-name="T71">CP.CodProduto, P.Nome;</text:span></text:p>
      <text:p text:style-name="P49"/>
      <text:p text:style-name="P47">2. Essa visão auxilia na recuperação do <text:span text:style-name="T69">tamanho de roupa mais vendido a clientes.</text:span></text:p>
      <text:p text:style-name="P47"/>
      <text:p text:style-name="P50">CREATE VIEW TamanhosVisao AS</text:p>
      <text:p text:style-name="P50">SELECT <text:span text:style-name="T75">P.Tamanho, COUNT(*) AS Vendidos</text:span></text:p>
      <text:p text:style-name="P50">FROM <text:span text:style-name="T75">VendaProduto VP, Produto P</text:span></text:p>
      <text:p text:style-name="P50">WHERE <text:span text:style-name="T75">VP.CodProduto = P.Codigo</text:span></text:p>
      <text:p text:style-name="P50">GROUP BY <text:span text:style-name="T75">P.Tamanho</text:span></text:p>
      <text:p text:style-name="P50"/>
      <text:p text:style-name="P51">3. <text:span text:style-name="T70">Essa visão auxilia na recuperação do fornecedor que o estabelecimento compra mais</text:span></text:p>
      <text:p text:style-name="P53">CREATE VIEW FornecedoresVisao AS</text:p>
      <text:p text:style-name="P53">SELECT <text:span text:style-name="T77">F.CNPJ, F.NOME, COUNT(*) AS Pedidos</text:span></text:p>
      <text:p text:style-name="P53">FROM <text:span text:style-name="T76">Fornecedor F, Compra C</text:span></text:p>
      <text:p text:style-name="P53">WHERE <text:span text:style-name="T76">F.CNPJ = C.Fornecedor</text:span></text:p>
      <text:p text:style-name="P53"><text:soft-page-break/>GROUP BY <text:span text:style-name="T76">F.CNPJ, F.Nome</text:span></text:p>
      <text:p text:style-name="P52"/>
      <text:p text:style-name="P48">4. Essa visão auxilia na recuperação do vendedor que atende em mais vendas.</text:p>
      <text:p text:style-name="P54">CREATE VIEW VendedorVisao <text:span text:style-name="T79">AS</text:span></text:p>
      <text:p text:style-name="P54">SELECT <text:span text:style-name="T79">F.CPFPessoa, F.Nome, COUNT(*) AS Vendas </text:span></text:p>
      <text:p text:style-name="P55">FROM Funcionario F, Venda V</text:p>
      <text:p text:style-name="P54">WHERE <text:span text:style-name="T78">F.CPFPessoa = V.Funcionario AND F.Cargo = ‘Vendedor’</text:span></text:p>
      <text:p text:style-name="P56">GROUP BY F.CPFPessoa, <text:span text:style-name="T79">F.Nome</text:span></text:p>
      <text:p text:style-name="P62"><text:s/></text:p>
      <text:p text:style-name="P48">Procedimentos Armazenados</text:p>
      <text:p text:style-name="P48"/>
      <text:p text:style-name="P48">Consultas</text:p>
      <text:p text:style-name="P57">1. Recuperar valor de cada produto se a loja toda declarar desconto de 20%.</text:p>
      <text:p text:style-name="P57">2. Recuperar e-mail dos clientes atendidos por Milena.</text:p>
      <text:p text:style-name="P57">3. Recuperar nome de clientes que pagaram com cartão em pelo menos duas parcelas.</text:p>
      <text:p text:style-name="P57">4. Recuperar nome de todos os funcionários que começam com a letra T.</text:p>
      <text:p text:style-name="P57">5. Recuperar nome dos clientes que usaram cartão da Visa.</text:p>
      <text:p text:style-name="P58">6. <text:span text:style-name="T80">Recuperar telefone de todos os fornecedores que venderam acima de 10 produtos para a loja.</text:span></text:p>
      <text:p text:style-name="P59"/>
      <text:p text:style-name="P48">Gatilhos</text:p>
      <text:p text:style-name="P48"/>
      <text:p text:style-name="P48"/>
      <text:p text:style-name="P46"/>
      <text:p text:style-name="P45"/>
      <text:p text:style-name="P45"/>
      <text:p text:style-name="P6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3T05:45:40.758434605</dc:date>
    <meta:editing-duration>P1DT15H41M</meta:editing-duration>
    <meta:editing-cycles>138</meta:editing-cycles>
    <meta:generator>LibreOffice/5.1.6.2$Linux_X86_64 LibreOffice_project/10m0$Build-2</meta:generator>
    <meta:document-statistic meta:table-count="0" meta:image-count="0" meta:object-count="0" meta:page-count="9" meta:paragraph-count="307" meta:word-count="1639" meta:character-count="14855" meta:non-whitespace-character-count="13372"/>
  </office:meta>
</office:document-meta>
</file>